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713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7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01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51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b11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292f1e6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2990d13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2a16171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2ae64fd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0901ae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0a51a2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59" text:anchor-type="as-char" svg:y="-0.3382in" svg:width="5.1244in" svg:height="0.502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3382in" svg:width="5.2047in" svg:height="0.5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7">(although fun to poke, this seems pointless)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6">vs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2" draw:name="Object162" text:anchor-type="as-char" svg:y="-0.378in" svg:width="3.002in" svg:height="0.51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2">for </text:span></text:span><text:span text:style-name="MathematicaFormatStandardForm"><text:span text:style-name="T3">im</text:span></text:span><text:span text:style-name="MathematicaFormatStandardForm"><text:span text:style-name="T2">(</text:span></text:span><text:span text:style-name="MathematicaFormatStandardForm"><text:span text:style-name="T3">t</text:span></text:span><text:span text:style-name="MathematicaFormatStandardForm"><text:span text:style-name="T2">) &gt; </text:span></text:span><text:span text:style-name="MathematicaFormatStandardForm"><text:span text:style-name="T3">0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2" text:anchor-type="as-char" svg:y="-0.2547in" svg:width="4.1516in" svg:height="0.416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4">re</text:span></text:span><text:span text:style-name="MathematicaFormatStandardForm"><text:span text:style-name="T2">(</text:span></text:span><text:span text:style-name="MathematicaFormatStandardForm"><text:span text:style-name="T5">t</text:span></text:span><text:span text:style-name="MathematicaFormatStandardForm"><text:span text:style-name="T2">) &gt; </text:span></text:span><text:span text:style-name="MathematicaFormatStandardForm"><text:span text:style-name="T3">0</text:span></text:span></text:p>
      <text:p text:style-name="P3"><text:span text:style-name="MathematicaFormatStandardForm"><text:span text:style-name="T3"/></text:span></text:p>
      <text:p text:style-name="P3"><text:span text:style-name="MathematicaFormatStandardForm"><text:span text:style-name="T1"><draw:frame draw:style-name="fr1" draw:name="Object127" text:anchor-type="as-char" svg:y="-0.2547in" svg:width="2.6457in" svg:height="0.416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7" text:anchor-type="as-char" svg:y="-0.2583in" svg:width="2.8256in" svg:height="0.404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0:03.104000000</meta:creation-date>
    <dc:date>2017-01-03T09:06:13.766000000</dc:date>
    <meta:editing-duration>PT12H6M8S</meta:editing-duration>
    <meta:editing-cycles>5</meta:editing-cycles>
    <meta:generator>LibreOffice/5.0.0.5$Windows_x86 LibreOffice_project/1b1a90865e348b492231e1c451437d7a15bb262b</meta:generator>
    <meta:document-statistic meta:table-count="0" meta:image-count="0" meta:object-count="6" meta:page-count="1" meta:paragraph-count="8" meta:word-count="15" meta:character-count="68" meta:non-whitespace-character-count="57"/>
  </office:meta>
</office:document-meta>
</file>

<file path=Object 1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row>
                        <mi>t</mi>
                        <mo stretchy="false">⋅</mo>
                        <mi>i</mi>
                      </mrow>
                    </mrow>
                  </mrow>
                  <mo fence="true" stretchy="false">)</mo>
                </mrow>
                <mo stretchy="false">+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row>
                      <mi>t</mi>
                      <mo stretchy="false">⋅</mo>
                      <mi>i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row>
                  <mfrac>
                    <mn>1</mn>
                    <msqrt>
                      <mi>j</mi>
                    </msqrt>
                  </mfrac>
                  <mo stretchy="false">⋅</mo>
                  <mi>cos</mi>
                </mrow>
                <mrow>
                  <mo fence="true" stretchy="false">(</mo>
                  <mrow>
                    <mrow>
                      <mi>t</mi>
                      <mi>log</mi>
                      <mi>j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−</mo>
        <mrow>
          <mfrac>
            <mrow>
              <mn>2</mn>
              <msup>
                <mi>n</mi>
                <mfrac>
                  <mn>1</mn>
                  <mn>2</mn>
                </mfrac>
              </msup>
            </mrow>
            <mrow>
              <mrow>
                <mn>1</mn>
                <mo stretchy="false">+</mo>
                <mn>4</mn>
              </mrow>
              <msup>
                <mi>t</mi>
                <mn>2</mn>
              </msup>
            </mrow>
          </mfrac>
          <mo stretchy="false">⋅</mo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t</mi>
                        <mi>log</mi>
                        <mi>n</mi>
                      </mrow>
                    </mrow>
                    <mo fence="true" stretchy="false">)</mo>
                  </mrow>
                  <mo stretchy="false">+</mo>
                  <mn>2</mn>
                </mrow>
                <mi>t</mi>
                <mi>sin</mi>
                <mrow>
                  <mo fence="true" stretchy="false">(</mo>
                  <mrow>
                    <mrow>
                      <mi>t</mi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1 over 2 (%zeta(1 over 2 - t cdot i )+%zeta(1 over 2 + t cdot i )) = lim from {n rightarrow infinity }{ }

(sum from j =  1 to n { 1 over sqrt j cdot cos(t log j)})

- { {2 n^{1 over 2}}over{1 + 4 t^2} } cdot ( cos( t log n) + 2 t sin( t log n) )</annotation>
  </semantics>
</math>
</file>

<file path=Object 2/content.xml><?xml version="1.0" encoding="utf-8"?>
<math xmlns="http://www.w3.org/1998/Math/MathML" display="block">
  <semantics>
    <mrow>
      <mfrac>
        <mn>1</mn>
        <mrow>
          <mn>2</mn>
          <mi>i</mi>
        </mrow>
      </mfrac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row>
                        <mi>t</mi>
                        <mo stretchy="false">⋅</mo>
                        <mi>i</mi>
                      </mrow>
                    </mrow>
                  </mrow>
                  <mo fence="true" stretchy="false">)</mo>
                </mrow>
                <mo stretchy="false">−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row>
                      <mi>t</mi>
                      <mo stretchy="false">⋅</mo>
                      <mi>i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row>
                  <mfrac>
                    <mn>1</mn>
                    <msqrt>
                      <mi>j</mi>
                    </msqrt>
                  </mfrac>
                  <mo stretchy="false">⋅</mo>
                  <mi>sin</mi>
                </mrow>
                <mrow>
                  <mo fence="true" stretchy="false">(</mo>
                  <mrow>
                    <mrow>
                      <mi>t</mi>
                      <mi>log</mi>
                      <mi>j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−</mo>
        <mrow>
          <mfrac>
            <mrow>
              <mn>2</mn>
              <msup>
                <mi>n</mi>
                <mfrac>
                  <mn>1</mn>
                  <mn>2</mn>
                </mfrac>
              </msup>
            </mrow>
            <mrow>
              <mrow>
                <mn>1</mn>
                <mo stretchy="false">+</mo>
                <mn>4</mn>
              </mrow>
              <msup>
                <mi>t</mi>
                <mn>2</mn>
              </msup>
            </mrow>
          </mfrac>
          <mo stretchy="false">⋅</mo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row>
                        <mi>t</mi>
                        <mi>log</mi>
                        <mi>n</mi>
                      </mrow>
                    </mrow>
                    <mo fence="true" stretchy="false">)</mo>
                  </mrow>
                  <mo stretchy="false">−</mo>
                  <mn>2</mn>
                </mrow>
                <mi>t</mi>
                <mi>cos</mi>
                <mrow>
                  <mo fence="true" stretchy="false">(</mo>
                  <mrow>
                    <mrow>
                      <mi>t</mi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1 over {2 i} (%zeta(1 over 2 - t cdot i )-%zeta(1 over 2 + t cdot i )) = lim from {n rightarrow infinity }{ }

(sum from j =  1 to n { 1 over sqrt j cdot sin(t log j)})

- { {2 n^{1 over 2}}over{1 + 4 t^2} } cdot ( sin( t log n) - 2 t cos( t log n) 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  <mo stretchy="false">⋅</mo>
        <mrow>
          <mo fence="true" stretchy="false">(</mo>
          <mrow>
            <mrow>
              <mn>2</mn>
              <mi>x</mi>
              <mi>cos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(n over j)^{1 over 2} cdot 

( 2 x cos( x cdot log j over n)



+

sin( x cdot log j over n )

)</annotation>
  </semantics>
</math>
</file>

<file path=Object 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t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frac>
                    <mi>n</mi>
                    <mi>j</mi>
                  </mfrac>
                </mrow>
              </mrow>
              <mo fence="true" stretchy="false">)</mo>
            </mrow>
          </mrow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i>n</mi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i>n</mi>
                </mrow>
              </mrow>
              <mo fence="true" stretchy="false">)</mo>
            </mrow>
          </mrow>
        </mfrac>
      </mrow>
    </mrow>
    <annotation encoding="StarMath 5.0">%zeta(1 over 2 + t i ) = lim from {n rightarrow infinity }{ }sum from j = 1 to n {1 over sqrt j} cdot 

{{ 2 t cos( t cdot log n over j)-sin( t cdot log n over j )} over { 2 t cos( t cdot log n)-sin( t cdot log n ) }}

</annotation>
  </semantics>
</math>
</file>

<file path=Object 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row>
                <mi>t</mi>
                <mo stretchy="false">⋅</mo>
                <mi>i</mi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o stretchy="false">⋅</mo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t</mi>
                        <mi>log</mi>
                        <mi>j</mi>
                      </mrow>
                    </mrow>
                    <mo fence="true" stretchy="false">)</mo>
                  </mrow>
                  <mo stretchy="false">+</mo>
                  <mi>tan</mi>
                </mrow>
                <mrow>
                  <mrow>
                    <mo fence="true" stretchy="false">(</mo>
                    <mrow>
                      <mrow>
                        <mi>t</mi>
                        <mi>log</mi>
                        <mrow>
                          <mi>n</mi>
                          <mo stretchy="false">+</mo>
                          <msup>
                            <mi>cot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⋅</mo>
                  <mi>sin</mi>
                </mrow>
                <mrow>
                  <mo fence="true" stretchy="false">(</mo>
                  <mrow>
                    <mrow>
                      <mi>t</mi>
                      <mi>log</mi>
                      <mi>j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zeta(1 over 2 + t cdot i ) = lim from {n rightarrow infinity }{ }

sum from j =  1 to n { 1 over sqrt j cdot (cos(t log j)+tan(t log n + cot^-1 (2 t) )cdot sin(t log j))}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x</mi>
              </mrow>
            </mrow>
            <mo fence="true" stretchy="false">)</mo>
          </mrow>
          <mo stretchy="false">⋅</mo>
          <msup>
            <mi>n</mi>
            <mrow>
              <mfrac>
                <mn>1</mn>
                <mn>2</mn>
              </mfrac>
              <mo stretchy="false">−</mo>
              <mi>x</mi>
            </mrow>
          </msup>
          <mo stretchy="false">⋅</mo>
          <msubsup>
            <mi>H</mi>
            <mi>n</mi>
            <mrow>
              <mo fence="true" stretchy="false">(</mo>
              <mrow>
                <mrow>
                  <mfrac>
                    <mn>1</mn>
                    <mn>2</mn>
                  </mfrac>
                  <mo stretchy="false">−</mo>
                  <mi>x</mi>
                </mrow>
              </mrow>
              <mo fence="true" stretchy="false">)</mo>
            </mrow>
          </msubsup>
        </mrow>
        <mo stretchy="false">−</mo>
        <mrow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x</mi>
              </mrow>
            </mrow>
            <mo fence="true" stretchy="false">)</mo>
          </mrow>
          <mo stretchy="false">⋅</mo>
          <msup>
            <mi>n</mi>
            <mrow>
              <mfrac>
                <mn>1</mn>
                <mn>2</mn>
              </mfrac>
              <mo stretchy="false">+</mo>
              <mi>x</mi>
            </mrow>
          </msup>
          <mo stretchy="false">⋅</mo>
          <msubsup>
            <mi>H</mi>
            <mi>n</mi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x</mi>
                </mrow>
              </mrow>
              <mo fence="true" stretchy="false">)</mo>
            </mrow>
          </msubsup>
        </mrow>
      </mrow>
    </mrow>
    <annotation encoding="StarMath 5.0">lim from {n rightarrow infinity }{ }(-{1 over 2}-x) cdot n^{1 over 2-x} cdot H^(1 over 2-x)_{n}-(-{1 over 2}+x)cdot n^{1 over 2+x} cdot H^(1 over 2+x)_{n}</annotation>
  </semantics>
</math>
</file>